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c65a0" officeooo:paragraph-rsid="000c65a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break-before="page"/>
      <style:text-properties fo:font-size="14pt" style:text-underline-style="none" fo:font-weight="normal" officeooo:rsid="000c65a0" officeooo:paragraph-rsid="000c65a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c65a0" officeooo:paragraph-rsid="00162f7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62f76" officeooo:paragraph-rsid="00162f7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2756f8" officeooo:paragraph-rsid="002756f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38088d" officeooo:paragraph-rsid="0038088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3e5ccc" officeooo:paragraph-rsid="003e5cc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42b0aa" officeooo:paragraph-rsid="0042b0aa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44c989" officeooo:paragraph-rsid="0044c98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44c989" officeooo:paragraph-rsid="0044c98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4b65e3" officeooo:paragraph-rsid="004b65e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7b984" officeooo:paragraph-rsid="0007b98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officeooo:paragraph-rsid="00162f76" style:font-size-asian="14pt" style:font-size-complex="14pt"/>
    </style:style>
    <style:style style:name="P14" style:family="paragraph" style:parent-style-name="Standard">
      <style:text-properties fo:font-size="14pt" officeooo:paragraph-rsid="004b65e3" style:font-size-asian="14pt" style:font-size-complex="14pt"/>
    </style:style>
    <style:style style:name="P15" style:family="paragraph" style:parent-style-name="Standard">
      <style:text-properties fo:font-size="14pt" officeooo:rsid="004ee05f" officeooo:paragraph-rsid="004ee05f" style:font-size-asian="14pt" style:font-size-complex="14pt"/>
    </style:style>
    <style:style style:name="P16" style:family="paragraph" style:parent-style-name="Standard">
      <style:text-properties fo:font-size="14pt" officeooo:rsid="004be182" officeooo:paragraph-rsid="004be182" style:font-size-asian="14pt" style:font-size-complex="14pt"/>
    </style:style>
    <style:style style:name="P17" style:family="paragraph" style:parent-style-name="Standard">
      <style:text-properties fo:font-size="14pt" officeooo:paragraph-rsid="004be182" style:font-size-asian="14pt" style:font-size-complex="14pt"/>
    </style:style>
    <style:style style:name="P18" style:family="paragraph" style:parent-style-name="Standard">
      <style:text-properties fo:font-size="14pt" officeooo:rsid="004ee5b2" officeooo:paragraph-rsid="004ee5b2" style:font-size-asian="14pt" style:font-size-complex="14pt"/>
    </style:style>
    <style:style style:name="P19" style:family="paragraph" style:parent-style-name="Standard">
      <style:text-properties fo:font-size="14pt" officeooo:rsid="004ee5b2" officeooo:paragraph-rsid="0051db93" style:font-size-asian="14pt" style:font-size-complex="14pt"/>
    </style:style>
    <style:style style:name="P20" style:family="paragraph" style:parent-style-name="Standard">
      <style:text-properties fo:font-size="14pt" officeooo:rsid="004ee5b2" officeooo:paragraph-rsid="00512050" style:font-size-asian="14pt" style:font-size-complex="14pt"/>
    </style:style>
    <style:style style:name="P21" style:family="paragraph" style:parent-style-name="Standard">
      <style:text-properties fo:font-size="14pt" officeooo:rsid="004ee5b2" officeooo:paragraph-rsid="0054f67f" style:font-size-asian="14pt" style:font-size-complex="14pt"/>
    </style:style>
    <style:style style:name="P22" style:family="paragraph" style:parent-style-name="Standard">
      <style:text-properties fo:font-size="14pt" officeooo:rsid="004ee5b2" officeooo:paragraph-rsid="006aa81d" style:font-size-asian="14pt" style:font-size-complex="14pt"/>
    </style:style>
    <style:style style:name="P23" style:family="paragraph" style:parent-style-name="Standard">
      <style:text-properties fo:font-size="14pt" officeooo:rsid="0054f67f" officeooo:paragraph-rsid="0054f67f" style:font-size-asian="14pt" style:font-size-complex="14pt"/>
    </style:style>
    <style:style style:name="P24" style:family="paragraph" style:parent-style-name="Standard">
      <style:text-properties fo:font-size="14pt" officeooo:rsid="0054f67f" officeooo:paragraph-rsid="0055af38" style:font-size-asian="14pt" style:font-size-complex="14pt"/>
    </style:style>
    <style:style style:name="P25" style:family="paragraph" style:parent-style-name="Standard">
      <style:text-properties fo:font-size="14pt" officeooo:rsid="006aa81d" officeooo:paragraph-rsid="006aa81d" style:font-size-asian="14pt" style:font-size-complex="14pt"/>
    </style:style>
    <style:style style:name="P26" style:family="paragraph" style:parent-style-name="Standard">
      <style:text-properties fo:font-size="14pt" officeooo:rsid="006e7e50" officeooo:paragraph-rsid="006e7e50" style:font-size-asian="14pt" style:font-size-complex="14pt"/>
    </style:style>
    <style:style style:name="P27" style:family="paragraph" style:parent-style-name="Standard">
      <style:text-properties fo:font-size="16pt" style:text-underline-style="none" fo:font-weight="normal" officeooo:rsid="0007b984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style:text-underline-style="none" fo:font-weight="normal" officeooo:rsid="0007b984" officeooo:paragraph-rsid="0007b984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12b939" officeooo:paragraph-rsid="000c65a0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387fbb" officeooo:paragraph-rsid="00162f76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4b65e3" officeooo:paragraph-rsid="004b65e3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04ee05f" officeooo:paragraph-rsid="004b65e3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4ee05f" officeooo:paragraph-rsid="004ee05f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4cdb84" officeooo:paragraph-rsid="004be18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none" fo:font-weight="normal" officeooo:rsid="004d1854" officeooo:paragraph-rsid="004be18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4ee5b2" officeooo:paragraph-rsid="004ee5b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4ee5b2" officeooo:paragraph-rsid="006e7e50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512050" officeooo:paragraph-rsid="004ee5b2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512050" officeooo:paragraph-rsid="00512050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54f67f" officeooo:paragraph-rsid="00512050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54f67f" officeooo:paragraph-rsid="004ee5b2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style:text-underline-style="none" fo:font-weight="normal" officeooo:rsid="0054f67f" officeooo:paragraph-rsid="0054f67f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style:text-underline-style="none" fo:font-weight="normal" officeooo:rsid="00579606" officeooo:paragraph-rsid="0054f67f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style:text-underline-style="none" fo:font-weight="normal" officeooo:rsid="00579606" officeooo:paragraph-rsid="004ee5b2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style:text-underline-style="none" fo:font-weight="normal" officeooo:rsid="0059349e" officeooo:paragraph-rsid="004ee5b2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style:text-underline-style="none" fo:font-weight="normal" officeooo:rsid="0060dc5d" officeooo:paragraph-rsid="006aa81d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style:text-underline-style="none" fo:font-weight="normal" officeooo:rsid="006aa81d" officeooo:paragraph-rsid="006aa81d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text-line-through-style="none" style:text-line-through-type="none" fo:font-size="14pt" style:text-underline-style="none" fo:font-weight="normal" officeooo:rsid="005f2fcd" officeooo:paragraph-rsid="004ee5b2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text-line-through-style="none" style:text-line-through-type="none" fo:font-size="14pt" style:text-underline-style="none" fo:font-weight="normal" officeooo:rsid="0060216e" officeooo:paragraph-rsid="004ee5b2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text-line-through-style="none" style:text-line-through-type="none" fo:font-size="14pt" style:text-underline-style="none" fo:font-weight="normal" officeooo:rsid="0060216e" officeooo:paragraph-rsid="006aa81d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text-line-through-style="none" style:text-line-through-type="none" fo:font-size="14pt" style:text-underline-style="none" fo:font-weight="normal" officeooo:rsid="00704f16" officeooo:paragraph-rsid="006e7e5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break-before="page"/>
      <style:text-properties style:text-line-through-style="none" style:text-line-through-type="none" fo:font-size="14pt" style:text-underline-style="none" fo:font-weight="normal" officeooo:rsid="00704f16" officeooo:paragraph-rsid="006e7e50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text-line-through-style="none" style:text-line-through-type="none" fo:font-size="14pt" style:text-underline-style="none" fo:font-weight="normal" officeooo:rsid="0075b03d" officeooo:paragraph-rsid="0075b03d" style:font-size-asian="12.25pt" style:font-weight-asian="normal" style:font-size-complex="14pt" style:font-weight-complex="normal"/>
    </style:style>
    <style:style style:name="P54" style:family="paragraph" style:parent-style-name="Standard">
      <style:text-properties style:text-line-through-style="none" style:text-line-through-type="none" fo:font-size="16pt" style:text-underline-style="none" fo:font-weight="normal" officeooo:rsid="0075b03d" officeooo:paragraph-rsid="0075b03d" style:font-size-asian="14pt" style:font-weight-asian="normal" style:font-size-complex="16pt" style:font-weight-complex="normal"/>
    </style:style>
    <style:style style:name="P55" style:family="paragraph" style:parent-style-name="Standard">
      <style:text-properties style:text-line-through-style="none" style:text-line-through-type="none" fo:font-size="16pt" style:text-underline-style="none" fo:font-weight="normal" officeooo:rsid="0075b03d" officeooo:paragraph-rsid="006e7e50" style:font-size-asian="14pt" style:font-weight-asian="normal" style:font-size-complex="16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officeooo:rsid="0007b984" style:font-size-asian="24pt" style:font-weight-asian="bold" style:font-size-complex="24pt" style:font-weight-complex="bold"/>
    </style:style>
    <style:style style:name="T2" style:family="text">
      <style:text-properties officeooo:rsid="000cf547"/>
    </style:style>
    <style:style style:name="T3" style:family="text">
      <style:text-properties officeooo:rsid="00109b08"/>
    </style:style>
    <style:style style:name="T4" style:family="text">
      <style:text-properties style:text-position="super 58%" officeooo:rsid="00109b08"/>
    </style:style>
    <style:style style:name="T5" style:family="text">
      <style:text-properties style:text-position="super 58%" officeooo:rsid="0012b939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officeooo:rsid="0012b939"/>
    </style:style>
    <style:style style:name="T8" style:family="text">
      <style:text-properties officeooo:rsid="00133103"/>
    </style:style>
    <style:style style:name="T9" style:family="text">
      <style:text-properties officeooo:rsid="00152cd6"/>
    </style:style>
    <style:style style:name="T10" style:family="text">
      <style:text-properties officeooo:rsid="00162f76"/>
    </style:style>
    <style:style style:name="T11" style:family="text">
      <style:text-properties officeooo:rsid="0019eaed"/>
    </style:style>
    <style:style style:name="T12" style:family="text">
      <style:text-properties officeooo:rsid="001b3f0d"/>
    </style:style>
    <style:style style:name="T13" style:family="text">
      <style:text-properties style:font-name="AnjaliOldLipi" fo:language="en" fo:country="US" fo:font-weight="normal" style:font-weight-asian="normal" style:font-weight-complex="normal"/>
    </style:style>
    <style:style style:name="T14" style:family="text">
      <style:text-properties style:font-name="AnjaliOldLipi" fo:language="en" fo:country="US" fo:font-weight="normal" officeooo:rsid="001d38df" style:font-weight-asian="normal" style:font-weight-complex="normal"/>
    </style:style>
    <style:style style:name="T15" style:family="text">
      <style:text-properties style:font-name="AnjaliOldLipi" style:text-underline-style="none" fo:font-weight="normal" officeooo:rsid="00162f76" style:font-weight-asian="normal" style:font-weight-complex="normal"/>
    </style:style>
    <style:style style:name="T16" style:family="text">
      <style:text-properties officeooo:rsid="001f06b2"/>
    </style:style>
    <style:style style:name="T17" style:family="text">
      <style:text-properties officeooo:rsid="00225e1b"/>
    </style:style>
    <style:style style:name="T18" style:family="text">
      <style:text-properties officeooo:rsid="002756f8"/>
    </style:style>
    <style:style style:name="T19" style:family="text">
      <style:text-properties officeooo:rsid="0027dde9"/>
    </style:style>
    <style:style style:name="T20" style:family="text">
      <style:text-properties officeooo:rsid="002b216e"/>
    </style:style>
    <style:style style:name="T21" style:family="text">
      <style:text-properties officeooo:rsid="00302a7f"/>
    </style:style>
    <style:style style:name="T22" style:family="text">
      <style:text-properties officeooo:rsid="00316918"/>
    </style:style>
    <style:style style:name="T23" style:family="text">
      <style:text-properties officeooo:rsid="0031e78c"/>
    </style:style>
    <style:style style:name="T24" style:family="text">
      <style:text-properties officeooo:rsid="003579ca"/>
    </style:style>
    <style:style style:name="T25" style:family="text">
      <style:text-properties officeooo:rsid="00366f55"/>
    </style:style>
    <style:style style:name="T26" style:family="text">
      <style:text-properties officeooo:rsid="0038088d"/>
    </style:style>
    <style:style style:name="T27" style:family="text">
      <style:text-properties officeooo:rsid="00387fbb"/>
    </style:style>
    <style:style style:name="T28" style:family="text">
      <style:text-properties officeooo:rsid="003f2e7c"/>
    </style:style>
    <style:style style:name="T29" style:family="text">
      <style:text-properties officeooo:rsid="00400167"/>
    </style:style>
    <style:style style:name="T30" style:family="text">
      <style:text-properties officeooo:rsid="00409ce7"/>
    </style:style>
    <style:style style:name="T31" style:family="text">
      <style:text-properties style:text-line-through-style="none" style:text-line-through-type="none" style:text-position="super 58%" style:text-underline-style="none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position="super 58%" style:text-underline-style="none" fo:font-weight="normal" officeooo:rsid="006e7e50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5d3e2e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5f2fcd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normal" officeooo:rsid="0060216e" style:font-weight-asian="normal" style:font-weight-complex="normal"/>
    </style:style>
    <style:style style:name="T37" style:family="text">
      <style:text-properties style:text-line-through-style="none" style:text-line-through-type="none" style:text-underline-style="none" fo:font-weight="normal" officeooo:rsid="006e7e50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72b46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704f16" style:font-weight-asian="normal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162f76" style:font-weight-asian="normal" style:font-weight-complex="normal"/>
    </style:style>
    <style:style style:name="T42" style:family="text">
      <style:text-properties style:text-underline-style="none" fo:font-weight="normal" officeooo:rsid="000c65a0" style:font-weight-asian="normal" style:font-weight-complex="normal"/>
    </style:style>
    <style:style style:name="T43" style:family="text">
      <style:text-properties style:text-underline-style="none" fo:font-weight="normal" officeooo:rsid="0019eaed" style:font-weight-asian="normal" style:font-weight-complex="normal"/>
    </style:style>
    <style:style style:name="T44" style:family="text">
      <style:text-properties style:text-underline-style="none" fo:font-weight="normal" officeooo:rsid="0020fc4a" style:font-weight-asian="normal" style:font-weight-complex="normal"/>
    </style:style>
    <style:style style:name="T45" style:family="text">
      <style:text-properties style:text-underline-style="none" fo:font-weight="normal" officeooo:rsid="004b65e3" style:font-weight-asian="normal" style:font-weight-complex="normal"/>
    </style:style>
    <style:style style:name="T46" style:family="text">
      <style:text-properties style:text-underline-style="none" fo:font-weight="normal" officeooo:rsid="004be182" style:font-weight-asian="normal" style:font-weight-complex="normal"/>
    </style:style>
    <style:style style:name="T47" style:family="text">
      <style:text-properties style:text-underline-style="none" fo:font-weight="normal" officeooo:rsid="004d1854" style:font-weight-asian="normal" style:font-weight-complex="normal"/>
    </style:style>
    <style:style style:name="T48" style:family="text">
      <style:text-properties style:text-underline-style="none" fo:font-weight="normal" officeooo:rsid="004ee05f" style:font-weight-asian="normal" style:font-weight-complex="normal"/>
    </style:style>
    <style:style style:name="T49" style:family="text">
      <style:text-properties style:text-underline-style="none" fo:font-weight="normal" officeooo:rsid="004cdb84" style:font-weight-asian="normal" style:font-weight-complex="normal"/>
    </style:style>
    <style:style style:name="T50" style:family="text">
      <style:text-properties style:text-underline-style="none" fo:font-weight="normal" officeooo:rsid="004fd0bd" style:font-weight-asian="normal" style:font-weight-complex="normal"/>
    </style:style>
    <style:style style:name="T51" style:family="text">
      <style:text-properties style:text-underline-style="none" fo:font-weight="normal" officeooo:rsid="00512050" style:font-weight-asian="normal" style:font-weight-complex="normal"/>
    </style:style>
    <style:style style:name="T52" style:family="text">
      <style:text-properties style:text-underline-style="none" fo:font-weight="normal" officeooo:rsid="0051db93" style:font-weight-asian="normal" style:font-weight-complex="normal"/>
    </style:style>
    <style:style style:name="T53" style:family="text">
      <style:text-properties style:text-underline-style="none" fo:font-weight="normal" officeooo:rsid="00542f79" style:font-weight-asian="normal" style:font-weight-complex="normal"/>
    </style:style>
    <style:style style:name="T54" style:family="text">
      <style:text-properties style:text-underline-style="none" fo:font-weight="normal" officeooo:rsid="0054f67f" style:font-weight-asian="normal" style:font-weight-complex="normal"/>
    </style:style>
    <style:style style:name="T55" style:family="text">
      <style:text-properties style:text-underline-style="none" fo:font-weight="normal" officeooo:rsid="0055af38" style:font-weight-asian="normal" style:font-weight-complex="normal"/>
    </style:style>
    <style:style style:name="T56" style:family="text">
      <style:text-properties style:text-underline-style="none" fo:font-weight="normal" officeooo:rsid="00579606" style:font-weight-asian="normal" style:font-weight-complex="normal"/>
    </style:style>
    <style:style style:name="T57" style:family="text">
      <style:text-properties style:text-underline-style="none" fo:font-weight="normal" officeooo:rsid="0059349e" style:font-weight-asian="normal" style:font-weight-complex="normal"/>
    </style:style>
    <style:style style:name="T58" style:family="text">
      <style:text-properties style:text-underline-style="none" fo:font-weight="normal" officeooo:rsid="0060dc5d" style:font-weight-asian="normal" style:font-weight-complex="normal"/>
    </style:style>
    <style:style style:name="T59" style:family="text">
      <style:text-properties style:text-underline-style="none" fo:font-weight="normal" officeooo:rsid="004ee5b2" style:font-weight-asian="normal" style:font-weight-complex="normal"/>
    </style:style>
    <style:style style:name="T60" style:family="text">
      <style:text-properties style:text-underline-style="none" fo:font-weight="normal" officeooo:rsid="006aa81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Streams API</text:span></text:p>
      <text:p text:style-name="P27"/>
      <text:p text:style-name="P28">Morning :</text:p>
      <text:p text:style-name="P28">----------------</text:p>
      <text:p text:style-name="P28"/>
      <text:p text:style-name="P1">Stream API :</text:p>
      <text:p text:style-name="P1"/>
      <text:p text:style-name="P1">- Had nothing to do with inputStream</text:p>
      <text:p text:style-name="P1"><text:tab/>InputStream – IO Opeartions <text:span text:style-name="T2">(writing from a network/file, reading a <text:tab/>file and standared input/output operations)</text:span></text:p>
      <text:p text:style-name="P1"/>
      <text:p text:style-name="P1">- <text:span text:style-name="T3">Not a Data Structure and doesn’t holds a value, It’s just an API.</text:span></text:p>
      <text:p text:style-name="P1">- <text:span text:style-name="T3">Designed for lambdas</text:span></text:p>
      <text:p text:style-name="P1">- <text:span text:style-name="T3">Allows developer to process data in declarative way.</text:span></text:p>
      <text:p text:style-name="P1"><text:tab/><text:span text:style-name="T3">One Way is U do the things</text:span></text:p>
      <text:p text:style-name="P1"><text:tab/><text:span text:style-name="T3">Another way is U tell what to do/what has to be done.</text:span></text:p>
      <text:p text:style-name="P1"><text:tab/><text:tab/><text:span text:style-name="T3">Streams follow the 2</text:span><text:span text:style-name="T4">nd</text:span><text:span text:style-name="T3"> way.</text:span></text:p>
      <text:p text:style-name="P29"><text:tab/>Last Week,</text:p>
      <text:p text:style-name="P1"/>
      <text:p text:style-name="P1"><text:tab/><text:tab/><text:span text:style-name="T7">Lists.forEach(consumer) // 2</text:span><text:span text:style-name="T5">nd</text:span><text:span text:style-name="T7"> way </text:span><text:span text:style-name="T8">Example</text:span></text:p>
      <text:p text:style-name="P1"><text:tab/><text:tab/><text:span text:style-name="T7">for(String s: list){ <text:s text:c="2"/>// 1</text:span><text:span text:style-name="T5">st</text:span><text:span text:style-name="T7"> way </text:span><text:span text:style-name="T8">Example</text:span></text:p>
      <text:p text:style-name="P1"><text:tab/><text:tab/>....</text:p>
      <text:p text:style-name="P1"><text:tab/><text:tab/><text:span text:style-name="T7">}</text:span></text:p>
      <text:p text:style-name="P1"/>
      <text:p text:style-name="P1">- <text:span text:style-name="T8">Original Source never changes.</text:span></text:p>
      <text:p text:style-name="P1"><text:tab/> <text:s text:c="10"/><text:span text:style-name="T8">OP<text:tab/><text:tab/><text:tab/>Ops(Ex: add 1 to elements)</text:span></text:p>
      <text:p text:style-name="P1"><text:tab/><text:span text:style-name="T8">List 1 ---------------&gt; newStream ------------&gt; stream2</text:span></text:p>
      <text:p text:style-name="P1"><text:tab/><text:tab/><text:tab/><text:tab/><text:tab/><text:tab/><text:tab/><text:tab/><text:tab/><text:span text:style-name="T8">|</text:span></text:p>
      <text:p text:style-name="P1"><text:tab/><text:tab/><text:tab/><text:tab/><text:tab/><text:tab/><text:tab/><text:tab/><text:tab/><text:span text:style-name="T8">| <text:s/>stream to list</text:span></text:p>
      <text:p text:style-name="P1"><text:tab/><text:tab/><text:tab/><text:tab/><text:tab/><text:tab/><text:tab/><text:tab/><text:tab/><text:span text:style-name="T8">|</text:span></text:p>
      <text:p text:style-name="P1"><text:tab/><text:tab/><text:tab/><text:tab/><text:tab/><text:tab/><text:tab/><text:tab/><text:tab/><text:span text:style-name="T8">List 2</text:span></text:p>
      <text:p text:style-name="P1"><text:tab/><text:tab/><text:tab/><text:span text:style-name="T9">list1 which is src, still remains same.</text:span></text:p>
      <text:p text:style-name="P1"/>
      <text:p text:style-name="P1"/>
      <text:p text:style-name="P1"/>
      <text:p text:style-name="P4">Operations : 1) Intermediate 2) Terminal</text:p>
      <text:p text:style-name="P4"/>
      <text:p text:style-name="P4">1) Intermediate : U have stream1, u apply an opetaion U’ll get stream 2 , U can apply anothe roperation U’ll get stram 3... and soo on.</text:p>
      <text:p text:style-name="P4"><text:tab/> <text:s text:c="9"/>OPS<text:tab/><text:tab/> <text:s text:c="4"/>OPS<text:tab/><text:tab/>OPS</text:p>
      <text:p text:style-name="P4"><text:tab/>Stream1 ---&gt; Stream2 --&gt; Stream3-----&gt; stream4 </text:p>
      <text:p text:style-name="P4"><text:tab/><text:tab/><text:tab/>OPS -&gt; Intermediatre Operatiosn</text:p>
      <text:p text:style-name="P4"/>
      <text:p text:style-name="P4"><text:soft-page-break/><text:tab/>* But, currently nothig gets executed.</text:p>
      <text:p text:style-name="P4"><text:tab/></text:p>
      <text:p text:style-name="P4"><text:tab/>Stram API is lazy in nature, U can apply any kinda Intermediate <text:tab/>operation, but nothing will get executed. They’ll be executed, when u <text:tab/>apply terminal operations.</text:p>
      <text:p text:style-name="P4"/>
      <text:p text:style-name="P13"><text:span text:style-name="T41">Terminal Operations :</text:span><text:span text:style-name="T15"> </text:span><text:span text:style-name="T13">A terminal operation </text:span><text:span text:style-name="T14">is the operation which actually</text:span><text:span text:style-name="T13"> starts the Stream and returns a result.</text:span></text:p>
      <text:p text:style-name="P4"/>
      <text:p text:style-name="P4"><text:tab/><text:tab/><text:span text:style-name="T16">TOPS</text:span> <text:s text:c="9"/><text:span text:style-name="T17">I</text:span>OPS<text:tab/><text:tab/> <text:s text:c="4"/><text:span text:style-name="T17">I</text:span>OPS<text:tab/><text:tab/><text:span text:style-name="T17">I</text:span>OPS</text:p>
      <text:p text:style-name="P4"><text:tab/><text:span text:style-name="T11">List ------&gt; </text:span>Stream1 ---&gt; Stream2 --&gt; Stream3-----&gt; stream4 </text:p>
      <text:p text:style-name="P4"><text:tab/><text:tab/><text:tab/><text:tab/><text:tab/><text:tab/><text:tab/><text:tab/><text:tab/><text:tab/><text:tab/><text:span text:style-name="T8">|</text:span></text:p>
      <text:p text:style-name="P3"><text:tab/><text:tab/><text:tab/><text:tab/><text:tab/><text:tab/><text:tab/><text:tab/><text:tab/><text:tab/><text:tab/><text:span text:style-name="T8">| </text:span><text:span text:style-name="T10">Te</text:span><text:span text:style-name="T11">rminal</text:span><text:span text:style-name="T10">Op</text:span><text:span text:style-name="T11">s</text:span></text:p>
      <text:p text:style-name="P13"><text:span text:style-name="T42"><text:tab/><text:tab/><text:tab/><text:tab/><text:tab/><text:tab/><text:tab/><text:tab/><text:tab/><text:tab/><text:tab/></text:span><text:span text:style-name="T43">| </text:span><text:span text:style-name="T44">(TOPS)</text:span></text:p>
      <text:p text:style-name="P3"><text:tab/><text:tab/><text:tab/><text:tab/><text:tab/><text:tab/><text:tab/><text:tab/><text:tab/><text:tab/><text:tab/><text:span text:style-name="T8">|</text:span></text:p>
      <text:p text:style-name="P3"><text:tab/><text:tab/><text:tab/><text:tab/><text:tab/><text:tab/><text:tab/><text:tab/><text:tab/><text:tab/><text:tab/><text:span text:style-name="T12">Final Result</text:span></text:p>
      <text:p text:style-name="P3"/>
      <text:p text:style-name="P3"><text:span text:style-name="T18">Filter Operartion - <text:s/></text:span><text:span text:style-name="T19">An Intermediate operation, </text:span><text:s/><text:span text:style-name="T18">Stream has .filter() method <text:tab/><text:tab/><text:tab/>in which we’ll write a lamda function <text:tab/>and give a <text:tab/><text:tab/><text:tab/><text:tab/><text:tab/>validation, if true the flow happens if not, it won’t for that <text:tab/><text:tab/><text:tab/>element. </text:span><text:span text:style-name="T22">Filter expects a Predicate inside ()</text:span></text:p>
      <text:p text:style-name="P3"><text:tab/></text:p>
      <text:p text:style-name="P3"><text:tab/><text:tab/><text:span text:style-name="T21">stream</text:span><text:span text:style-name="T26">2</text:span><text:span text:style-name="T21"> = </text:span><text:span text:style-name="T18">stream</text:span><text:span text:style-name="T26">1</text:span><text:span text:style-name="T18">.filter(fruit -&gt; fruit.startsWith(“a”));</text:span></text:p>
      <text:p text:style-name="P5"/>
      <text:p text:style-name="P5">Map Operation - <text:s/>An Intermediate operation, if we wanna convert <text:tab/><text:tab/><text:tab/><text:tab/><text:tab/>Stream&lt;A&gt; to Stream&lt;B&gt;. <text:span text:style-name="T23">Map expects a </text:span><text:span text:style-name="T24">F</text:span><text:span text:style-name="T23">unction inside <text:tab/><text:tab/><text:tab/>()</text:span></text:p>
      <text:p text:style-name="P5"><text:tab/></text:p>
      <text:p text:style-name="P3"><text:tab/><text:tab/><text:tab/><text:span text:style-name="T20">Ex : </text:span><text:span text:style-name="T18">Stream&lt;String&gt; to Stream&lt;Integer&gt;</text:span></text:p>
      <text:p text:style-name="P3"><text:tab/><text:tab/><text:tab/><text:span text:style-name="T25">Stream </text:span><text:span text:style-name="T26">3</text:span><text:span text:style-name="T25"> =</text:span><text:span text:style-name="T21">stream</text:span><text:span text:style-name="T26">2</text:span><text:span text:style-name="T21">.</text:span><text:span text:style-name="T22">m</text:span><text:span text:style-name="T21">ap(</text:span><text:span text:style-name="T24">fruit -&gt; fruit.length()</text:span><text:span text:style-name="T21">);</text:span></text:p>
      <text:p text:style-name="P3"/>
      <text:p text:style-name="P3"/>
      <text:p text:style-name="P30"><text:tab/>**Even now nothing gets executes as terminal operation is not there.</text:p>
      <text:p text:style-name="P3"/>
      <text:p text:style-name="P6">Collect operation – A terminal Operation, that’ll convert stream to a list. It <text:tab/><text:tab/><text:tab/><text:tab/>expects a Collector.</text:p>
      <text:p text:style-name="P6"/>
      <text:p text:style-name="P6"><text:tab/><text:tab/><text:tab/><text:span text:style-name="T27">List&lt;Integer&gt; list = </text:span>Stream3.collect(<text:span text:style-name="T27">Collector.toList()</text:span>);</text:p>
      <text:p text:style-name="P6"><text:tab/> ** <text:span text:style-name="T27">Now my operations have got executed as I have mentioned an <text:tab/> <text:s/><text:tab/><text:tab/>terminal Operator.</text:span></text:p>
      <text:p text:style-name="P6"/>
      <text:p text:style-name="P7"><text:span text:style-name="T28">The procedure is , </text:span>Convert <text:span text:style-name="T30">the </text:span><text:s/><text:span text:style-name="T29">input </text:span>collection to stream, usinging filter and map methods do operations and useing collect and collector, change the list back to list and return it.</text:p>
      <text:p text:style-name="P7"><text:soft-page-break/></text:p>
      <text:p text:style-name="P8">We can all the above operations in a single lie, which should be done mostly,</text:p>
      <text:p text:style-name="P8"><text:tab/>List&lt;Integer&gt; list 2 = fruites.stream()</text:p>
      <text:p text:style-name="P8"><text:tab/><text:tab/><text:tab/><text:tab/><text:tab/><text:tab/>.filter(fruits -&gt; fruits.startsWith(“a”))</text:p>
      <text:p text:style-name="P8"><text:tab/><text:tab/><text:tab/><text:tab/><text:tab/><text:tab/>.map(fruit -&gt; fruit.length())</text:p>
      <text:p text:style-name="P8"><text:tab/><text:tab/><text:tab/><text:tab/><text:tab/><text:tab/>.collect(Collector.toList());</text:p>
      <text:p text:style-name="P9"/>
      <text:p text:style-name="P9">After Termination operation, we cannot work on the stream again.</text:p>
      <text:p text:style-name="P9"/>
      <text:p text:style-name="P11">Other, Operations :</text:p>
      <text:p text:style-name="P11"><text:tab/><text:tab/></text:p>
      <text:p text:style-name="P14"><text:span text:style-name="T45"><text:tab/>1. Distinct : </text:span><text:span text:style-name="T46">An Intermediate operation, </text:span><text:span text:style-name="T45">If on Stream&lt;A&gt; stream1, <text:s/>if <text:tab/><text:tab/><text:tab/>we apply distinct(), We’ll <text:tab/>get a Stream&lt;A&gt; stream2 with <text:tab/><text:tab/><text:tab/>unique elements.</text:span></text:p>
      <text:p text:style-name="P11"><text:tab/><text:tab/></text:p>
      <text:p text:style-name="P11"><text:tab/><text:tab/>stream2 = stream1.distinct();</text:p>
      <text:p text:style-name="P11"/>
      <text:p text:style-name="P14"><text:span text:style-name="T45"><text:tab/></text:span><text:span text:style-name="T46">2. Limit : </text:span><text:span text:style-name="T47">An Intermediate Operator, which reduces and the size of <text:tab/>the stream, with the max size mentioned. </text:span><text:span text:style-name="T48">The other elements greater <text:tab/>then max size will be eleiminated.</text:span></text:p>
      <text:p text:style-name="P32"><text:tab/><text:tab/>Stream3 = stream3.limit(3);</text:p>
      <text:p text:style-name="P32"/>
      <text:p text:style-name="P33"><text:tab/>3. Skip : An Intermediate operation, Which skips the elements untill <text:tab/>the index mentioned.</text:p>
      <text:p text:style-name="P15"><text:span text:style-name="T40"><text:tab/><text:tab/>Stream3 = stream3.skip(3); //It skips the 1</text:span><text:span text:style-name="T6">st</text:span><text:span text:style-name="T40"> 3 elements and <text:tab/><text:tab/><text:tab/><text:tab/><text:tab/>continues the other operations from the 4</text:span><text:span text:style-name="T6">th</text:span><text:span text:style-name="T40"> element.</text:span></text:p>
      <text:p text:style-name="P11"/>
      <text:p text:style-name="P16"><text:span text:style-name="T48"><text:tab/>4</text:span><text:span text:style-name="T45">. </text:span><text:span text:style-name="T40">For</text:span><text:span text:style-name="T49">Each : A Teriminator Operator, have .forEach()method which <text:tab/>expects a function.</text:span></text:p>
      <text:p text:style-name="P34"/>
      <text:p text:style-name="P17"><text:span text:style-name="T49"><text:tab/><text:tab/></text:span><text:span text:style-name="T47">Consumer&lt;Integer&gt;consumer = Syste,.out::println;</text:span></text:p>
      <text:p text:style-name="P16"><text:span text:style-name="T49"><text:tab/><text:tab/></text:span><text:span text:style-name="T47">Stream2.forEach(consumer);</text:span></text:p>
      <text:p text:style-name="P35"/>
      <text:p text:style-name="P18"><text:span text:style-name="T47">-</text:span><text:span text:style-name="T50">&gt; </text:span><text:span text:style-name="T47">Optional : </text:span><text:span text:style-name="T40">Not a stream opearator. Used when there can be situation , where a method returns a null, instead of its return type. </text:span><text:span text:style-name="T50">The API user might not know that method can return a null, </text:span><text:span text:style-name="T40">And You want to show that your method can return a null for the user of API.</text:span></text:p>
      <text:p text:style-name="P36"><text:tab/></text:p>
      <text:p text:style-name="P36"><text:tab/>An optional is box/wrap which contains a value, the box can never contain a null. It either have a value or be empty but cannot contain empty.</text:p>
      <text:p text:style-name="P36"/>
      <text:p text:style-name="P18"><text:span text:style-name="T40"><text:tab/></text:span><text:span text:style-name="T50">1</text:span><text:span text:style-name="T40">st we should check, if the box is containing value, and after that we should get the velue from the null.</text:span></text:p>
      <text:p text:style-name="P36"/>
      <text:p text:style-name="P18"><text:span text:style-name="T40"><text:tab/></text:span><text:span text:style-name="T51">Optional&lt;String&gt; optional1 = Optional.of(“Hello”);</text:span></text:p>
      <text:p text:style-name="P38"><text:soft-page-break/><text:tab/>if(optional1.isPresent()){</text:p>
      <text:p text:style-name="P38"><text:tab/><text:tab/>String value = optional1.get():</text:p>
      <text:p text:style-name="P38"><text:tab/>}</text:p>
      <text:p text:style-name="P38"/>
      <text:p text:style-name="P19"><text:span text:style-name="T51"><text:tab/>Optional&lt;String&gt; optional</text:span><text:span text:style-name="T52">2</text:span><text:span text:style-name="T51"> = Optional.</text:span><text:span text:style-name="T52">empty();</text:span></text:p>
      <text:p text:style-name="P20"><text:span text:style-name="T51"><text:tab/>if(optional</text:span><text:span text:style-name="T53">2</text:span><text:span text:style-name="T51">.isEmpty()){</text:span></text:p>
      <text:p text:style-name="P39"><text:tab/><text:tab/>sout(“Optional is empty”)</text:p>
      <text:p text:style-name="P39"><text:tab/>}</text:p>
      <text:p text:style-name="P39"><text:tab/></text:p>
      <text:p text:style-name="P20"><text:span text:style-name="T51"><text:tab/></text:span><text:span text:style-name="T54">Where to use : Use in a place where your method can return a null.</text:span></text:p>
      <text:p text:style-name="P40"><text:tab/><text:tab/></text:p>
      <text:p text:style-name="P40"><text:tab/><text:tab/>Customer getByID(Map&lt;Int, Cust&gt;, int id){</text:p>
      <text:p text:style-name="P40"><text:tab/><text:tab/><text:tab/>Customer val = map.get(id);</text:p>
      <text:p text:style-name="P40"><text:tab/><text:tab/>} <text:s/>..This method can return customer or null.</text:p>
      <text:p text:style-name="P40"><text:tab/><text:tab/></text:p>
      <text:p text:style-name="P18"><text:span text:style-name="T40"><text:tab/></text:span><text:span text:style-name="T54">We’ll change it like,</text:span></text:p>
      <text:p text:style-name="P41"/>
      <text:p text:style-name="P42"><text:tab/><text:tab/>Optional&lt;Customer&gt; getByID(Map&lt;Int, Cust&gt;, int id){</text:p>
      <text:p text:style-name="P42"><text:tab/><text:tab/><text:tab/>Customer val = map.get(id);</text:p>
      <text:p text:style-name="P42"><text:tab/><text:tab/><text:tab/>if(value==null){</text:p>
      <text:p text:style-name="P21"><text:span text:style-name="T54"><text:tab/><text:tab/><text:tab/><text:tab/></text:span><text:span text:style-name="T51">Optional&lt;</text:span><text:span text:style-name="T54">Customer</text:span><text:span text:style-name="T51">&gt; optional</text:span><text:span text:style-name="T54">1</text:span><text:span text:style-name="T51"> = Optional.</text:span><text:span text:style-name="T52">empty();</text:span></text:p>
      <text:p text:style-name="P23"><text:span text:style-name="T52"><text:tab/><text:tab/><text:tab/></text:span><text:span text:style-name="T40">}</text:span></text:p>
      <text:p text:style-name="P42"><text:tab/><text:tab/><text:tab/>else{</text:p>
      <text:p text:style-name="P24"><text:span text:style-name="T40"><text:tab/><text:tab/><text:tab/><text:tab/></text:span><text:span text:style-name="T51">Optional&lt;</text:span><text:span text:style-name="T55">Customer</text:span><text:span text:style-name="T51">&gt; optional1 = Optional.of(</text:span><text:span text:style-name="T55">val</text:span><text:span text:style-name="T51">);</text:span></text:p>
      <text:p text:style-name="P42"><text:tab/><text:tab/><text:tab/>}</text:p>
      <text:p text:style-name="P21"><text:span text:style-name="T54"><text:tab/><text:tab/>} <text:s/>..We modified the method, </text:span><text:span text:style-name="T56">so that instead of null, the method either returns customer or nothing.</text:span></text:p>
      <text:p text:style-name="P43"><text:tab/></text:p>
      <text:p text:style-name="P43"><text:tab/>In main method, </text:p>
      <text:p text:style-name="P43"><text:tab/><text:tab/>Optional&lt;Customer&gt; opt1 = demo1.getById(map, 1);</text:p>
      <text:p text:style-name="P43"><text:tab/><text:tab/>if(opt1.isPresent()){</text:p>
      <text:p text:style-name="P43"><text:tab/><text:tab/><text:tab/>Customer c = op1.getValue();</text:p>
      <text:p text:style-name="P18"><text:span text:style-name="T47"><text:tab/><text:tab/><text:tab/></text:span><text:span text:style-name="T56">sout(c);</text:span></text:p>
      <text:p text:style-name="P44"><text:tab/><text:tab/>}</text:p>
      <text:p text:style-name="P44"/>
      <text:p text:style-name="P18"><text:span text:style-name="T56"><text:tab/><text:tab/>//</text:span><text:span text:style-name="T57">If our optional is empty, it won’t say anything it’ll just be <text:tab/><text:tab/><text:tab/>queit. As if the method is not executed, if the method <text:tab/><text:tab/><text:tab/><text:tab/>retuns null.</text:span></text:p>
      <text:p text:style-name="P45"/>
      <text:p text:style-name="P44"/>
      <text:p text:style-name="P18"><text:span text:style-name="T47"><text:tab/>5. </text:span><text:span text:style-name="T40">Max and Min operations : Terminal operations, which will get <text:tab/>Maximum elment and Minimum element in the stream. It’ll expect a <text:tab/>comparator.<text:tab/></text:span></text:p>
      <text:p text:style-name="P36"/>
      <text:p text:style-name="P36"><text:tab/><text:tab/>Stream&lt;Integer&gt; stream1 = list.stream();</text:p>
      <text:p text:style-name="P18"><text:soft-page-break/><text:span text:style-name="T40"><text:tab/><text:tab/>Comparator&lt;Integer&gt; compaartor = (a,b) </text:span><text:span text:style-name="T33">&gt; a-b;<text:tab/></text:span></text:p>
      <text:p text:style-name="P18"><text:span text:style-name="T33"><text:tab/><text:tab/></text:span><text:span text:style-name="T34">Optional&lt;Integer&gt; optional = stream1.max(comparator);</text:span></text:p>
      <text:p text:style-name="P18"><text:span text:style-name="T34"><text:tab/><text:tab/><text:tab/>//</text:span><text:span text:style-name="T35">We used optional, that max might return null, if list is <text:tab/><text:tab/><text:tab/>empty.</text:span></text:p>
      <text:p text:style-name="P48"/>
      <text:p text:style-name="P18"><text:span text:style-name="T35"><text:tab/><text:tab/></text:span><text:span text:style-name="T36">if(optional.isPresent()){</text:span></text:p>
      <text:p text:style-name="P49"><text:tab/><text:tab/><text:tab/>sout(optional.get());</text:p>
      <text:p text:style-name="P49"><text:tab/><text:tab/>}</text:p>
      <text:p text:style-name="P49"/>
      <text:p text:style-name="P18"><text:span text:style-name="T40"><text:tab/><text:tab/></text:span><text:span text:style-name="T58">Similarly, we have min opeartion as well.</text:span></text:p>
      <text:p text:style-name="P46"/>
      <text:p text:style-name="P25"><text:span text:style-name="T58"><text:tab/>6. </text:span><text:span text:style-name="T40">Reduce : Is a terminating opeartion, which returns a value. Reduce <text:tab/>will take a Binary Opeartor as input.</text:span></text:p>
      <text:p text:style-name="P47"/>
      <text:p text:style-name="P47"/>
      <text:p text:style-name="P25"><text:span text:style-name="T40"><text:tab/><text:tab/></text:span><text:span text:style-name="T59">Stream&lt;Integer&gt; stream1 = list.stream();</text:span></text:p>
      <text:p text:style-name="P22"><text:span text:style-name="T40"><text:tab/><text:tab/></text:span><text:span text:style-name="T60">BinaryOperator&lt;Integer&gt; opt = (a,b)-&gt;a+b;</text:span></text:p>
      <text:p text:style-name="P47"><text:tab/><text:tab/>Optional&lt;Integer&gt; optional = stream1.reduce(opt);</text:p>
      <text:p text:style-name="P22"><text:span text:style-name="T60"><text:tab/><text:tab/></text:span><text:span text:style-name="T36">if(optional.isPresent()){</text:span></text:p>
      <text:p text:style-name="P50"><text:tab/><text:tab/><text:tab/>sout(optional.get());</text:p>
      <text:p text:style-name="P50"><text:tab/><text:tab/>}</text:p>
      <text:p text:style-name="P22"><text:span text:style-name="T36"><text:tab/><text:tab/></text:span><text:span text:style-name="T37">Working of reduce operator,</text:span></text:p>
      <text:p text:style-name="P22"><text:span text:style-name="T36"><text:tab/><text:tab/>// </text:span><text:span text:style-name="T37">If list has 10,20,30,40,50</text:span></text:p>
      <text:p text:style-name="P22"><text:span text:style-name="T37"><text:tab/><text:tab/><text:tab/></text:span><text:span text:style-name="T38">As we’ve given a-b in reduce using binary opeartor.</text:span></text:p>
      <text:p text:style-name="P22"><text:span text:style-name="T37"><text:tab/><text:tab/><text:tab/>1</text:span><text:span text:style-name="T32">st</text:span><text:span text:style-name="T37"> 10 and 20 will be added and be equal to 30</text:span></text:p>
      <text:p text:style-name="P22"><text:span text:style-name="T37"><text:tab/><text:tab/><text:tab/>2</text:span><text:span text:style-name="T32">nd</text:span><text:span text:style-name="T37"> 30 and 30 (from step1) will be added and be qual to 60</text:span></text:p>
      <text:p text:style-name="P22"><text:span text:style-name="T37"><text:tab/><text:tab/><text:tab/>3</text:span><text:span text:style-name="T32">rd</text:span><text:span text:style-name="T37"> 40 and 60 will be added and be equal to 100</text:span></text:p>
      <text:p text:style-name="P26"><text:span text:style-name="T33"><text:tab/><text:tab/><text:tab/>4</text:span><text:span text:style-name="T31">th</text:span><text:span text:style-name="T33"> 50 and 100 be added and be equal to 150.</text:span></text:p>
      <text:p text:style-name="P26"><text:span text:style-name="T33"><text:tab/><text:tab/>Finally the reduce operator returns 150. </text:span><text:span text:style-name="T39">as we gave (a+b in <text:tab/><text:tab/><text:tab/>reduce).</text:span></text:p>
      <text:p text:style-name="P51"/>
      <text:p text:style-name="P55"><text:span text:style-name="T33"/></text:p>
      <text:p text:style-name="P54"/>
      <text:p text:style-name="P53"/>
      <text:p text:style-name="P51"/>
      <text:p text:style-name="P51"/>
      <text:p text:style-name="P51"/>
      <text:p text:style-name="P52"/>
      <text:p text:style-name="P51"/>
      <text:p text:style-name="P37"/>
      <text:p text:style-name="P34"><text:tab/></text:p>
      <text:p text:style-name="P11"/>
      <text:p text:style-name="P10"/>
      <text:p text:style-name="P3"/>
      <text:p text:style-name="P3"/>
      <text:p text:style-name="P4"/>
      <text:p text:style-name="P4"/>
      <text:p text:style-name="P4"/>
      <text:p text:style-name="P2"/>
      <text:p text:style-name="P1"/>
      <text:p text:style-name="P1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36:50.936212922</meta:creation-date>
    <meta:generator>LibreOffice/7.3.7.2$Linux_X86_64 LibreOffice_project/30$Build-2</meta:generator>
    <dc:date>2023-04-05T09:44:31.001704495</dc:date>
    <meta:editing-duration>PT4H27M56S</meta:editing-duration>
    <meta:editing-cycles>85</meta:editing-cycles>
    <meta:document-statistic meta:table-count="0" meta:image-count="0" meta:object-count="0" meta:page-count="8" meta:paragraph-count="133" meta:word-count="953" meta:character-count="6390" meta:non-whitespace-character-count="5137"/>
  </office:meta>
</office:document-meta>
</file>